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2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empty-setup-push-repo-echo"/>git remote add origin https://github.com/CarlosLeon93/Projecto-HEC.git</text:p>
      <text:p text:style-name="P2">git push -u origin mast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23:11:29.700170908</meta:creation-date>
    <dc:date>2020-07-20T23:12:27.455236311</dc:date>
    <meta:editing-duration>PT1M6S</meta:editing-duration>
    <meta:editing-cycles>1</meta:editing-cycles>
    <meta:document-statistic meta:table-count="0" meta:image-count="0" meta:object-count="0" meta:page-count="1" meta:paragraph-count="2" meta:word-count="10" meta:character-count="95" meta:non-whitespace-character-count="87"/>
    <meta:generator>LibreOffice/6.0.7.3$Linux_X86_64 LibreOffice_project/00m0$Build-3</meta:generator>
  </office:meta>
</office:document-meta>
</file>